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2071" officeooo:paragraph-rsid="00240bd0"/>
    </style:style>
    <style:style style:name="P2" style:family="paragraph" style:parent-style-name="Standard">
      <style:text-properties officeooo:rsid="001f87b8" officeooo:paragraph-rsid="00240bd0"/>
    </style:style>
    <style:style style:name="P3" style:family="paragraph" style:parent-style-name="Standard">
      <style:text-properties officeooo:rsid="0020b315" officeooo:paragraph-rsid="00240bd0"/>
    </style:style>
    <style:style style:name="P4" style:family="paragraph" style:parent-style-name="Standard">
      <style:text-properties officeooo:rsid="0021811d" officeooo:paragraph-rsid="00240bd0"/>
    </style:style>
    <style:style style:name="P5" style:family="paragraph" style:parent-style-name="Standard">
      <style:text-properties officeooo:rsid="0022b8b2" officeooo:paragraph-rsid="00240bd0"/>
    </style:style>
    <style:style style:name="P6" style:family="paragraph" style:parent-style-name="Standard">
      <style:text-properties officeooo:rsid="0022d482" officeooo:paragraph-rsid="0022d482"/>
    </style:style>
    <style:style style:name="P7" style:family="paragraph" style:parent-style-name="Standard">
      <style:text-properties officeooo:rsid="00240bd0" officeooo:paragraph-rsid="00240bd0"/>
    </style:style>
    <style:style style:name="P8" style:family="paragraph" style:parent-style-name="Standard">
      <style:text-properties officeooo:rsid="0020b315" officeooo:paragraph-rsid="00240bd0"/>
    </style:style>
    <style:style style:name="P9" style:family="paragraph" style:parent-style-name="Standard">
      <style:text-properties officeooo:rsid="0022b8b2" officeooo:paragraph-rsid="00240bd0"/>
    </style:style>
    <style:style style:name="P10" style:family="paragraph" style:parent-style-name="Standard">
      <style:text-properties officeooo:rsid="00240bd0" officeooo:paragraph-rsid="00240bd0"/>
    </style:style>
    <style:style style:name="T1" style:family="text">
      <style:text-properties officeooo:rsid="001f87b8"/>
    </style:style>
    <style:style style:name="T2" style:family="text">
      <style:text-properties officeooo:rsid="00265bd5"/>
    </style:style>
    <style:style style:name="T3" style:family="text">
      <style:text-properties officeooo:rsid="002d41d2"/>
    </style:style>
    <style:style style:name="T4" style:family="text">
      <style:text-properties officeooo:rsid="002e22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.</text:span>My mistress eyes <text:span text:style-name="T1">looks</text:span> like the sun</text:p>
      <text:p text:style-name="P3"><text:span text:style-name="T3">2.</text:span>Her lips are as the coral <text:span text:style-name="T3">has color</text:span></text:p>
      <text:p text:style-name="P3"><text:span text:style-name="T3">3.</text:span>If snow is white her breasts are more</text:p>
      <text:p text:style-name="P3"><text:span text:style-name="T3">4.</text:span>If hairs be wires she has of them none</text:p>
      <text:p text:style-name="P2"/>
      <text:p text:style-name="P4"><text:span text:style-name="T3">5.</text:span>I have seen roses damask<text:span text:style-name="T3">ed</text:span>, red and white</text:p>
      <text:p text:style-name="P4"><text:span text:style-name="T3">6.</text:span>I s<text:span text:style-name="T3">aw</text:span> her has plenty of them borrowed</text:p>
      <text:p text:style-name="P5"><text:span text:style-name="T3">7.Best smelling</text:span> perfumes here <text:span text:style-name="T3">and</text:span> abroad</text:p>
      <text:p text:style-name="P5"><text:span text:style-name="T3">8.In compare to her reeks are only nice</text:span></text:p>
      <text:p text:style-name="P5"/>
      <text:p text:style-name="P6"><text:span text:style-name="T3">9.</text:span>I love her to speak, yet well I know</text:p>
      <text:p text:style-name="P6"><text:span text:style-name="T3">10.</text:span>nothing is better than her sweet voice</text:p>
      <text:p text:style-name="P7"><text:span text:style-name="T3">11.</text:span>I grant i never saw a godde<text:span text:style-name="T4">s</text:span>s go</text:p>
      <text:p text:style-name="P7"><text:span text:style-name="T3">12.until the time I saw my mistress walk</text:span></text:p>
      <text:p text:style-name="P7"><text:span text:style-name="T3">13.</text:span>And I dont think my love as a choice</text:p>
      <text:p text:style-name="P7"><text:span text:style-name="T3">14.</text:span>But I compare it to most of the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5:55:32.159699435</meta:creation-date>
    <dc:date>2020-04-04T18:09:28.837420180</dc:date>
    <meta:editing-duration>PT1H8M3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12" meta:character-count="547" meta:non-whitespace-character-count="449"/>
  </office:meta>
</office:document-meta>
</file>